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.499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5% - Assignment 02: Proposal for Final Website</text:span> <text:line-break/>Students must submit a well-structured proposal for their final project, containing: </text:p>
      <text:list xml:id="list2968414970" text:style-name="L1">
        <text:list-item>
          <text:p text:style-name="P2">One 500 - 750 word essay (2-3 pages double spaced) using MLA citation format </text:p>
        </text:list-item>
        <text:list-item>
          <text:p text:style-name="P2">Thumbnail sketches of their proposed site in jpeg or png format </text:p>
        </text:list-item>
        <text:list-item>
          <text:p text:style-name="P1">A moodboard with proposed site layout, typography, color scheme, and image samples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13:39:26.340000000</meta:creation-date>
    <dc:date>2019-10-11T14:22:25.305000000</dc:date>
    <meta:editing-duration>PT43M18S</meta:editing-duration>
    <meta:editing-cycles>1</meta:editing-cycles>
    <meta:document-statistic meta:table-count="0" meta:image-count="0" meta:object-count="0" meta:page-count="1" meta:paragraph-count="4" meta:word-count="59" meta:character-count="360" meta:non-whitespace-character-count="303"/>
    <meta:generator>LibreOffice/6.1.2.1$Windows_X86_64 LibreOffice_project/65905a128db06ba48db947242809d14d3f9a93fe</meta:generator>
  </office:meta>
</office:document-meta>
</file>